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896in" table:align="left" style:writing-mode="lr-tb"/>
    </style:style>
    <style:style style:name="Table1.A" style:family="table-column">
      <style:table-column-properties style:column-width="1.4868in"/>
    </style:style>
    <style:style style:name="Table1.B" style:family="table-column">
      <style:table-column-properties style:column-width="1.4486in"/>
    </style:style>
    <style:style style:name="Table1.C" style:family="table-column">
      <style:table-column-properties style:column-width="2.2806in"/>
    </style:style>
    <style:style style:name="Table1.D" style:family="table-column">
      <style:table-column-properties style:column-width="1.7736in"/>
    </style:style>
    <style:style style:name="Table1.A1" style:family="table-cell">
      <style:table-cell-properties style:vertical-align="middle" fo:padding="0.0194in" fo:border="none"/>
    </style:style>
    <style:style style:name="P1" style:family="paragraph" style:parent-style-name="Standard">
      <style:paragraph-properties style:writing-mode="lr-tb"/>
      <style:text-properties officeooo:rsid="001dc34c" officeooo:paragraph-rsid="001dc34c"/>
    </style:style>
    <style:style style:name="P2"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writing-mode="lr-tb"/>
      <style:text-properties officeooo:rsid="001dc34c" officeooo:paragraph-rsid="001dc34c"/>
    </style:style>
    <style:style style:name="P3"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writing-mode="lr-tb"/>
      <style:text-properties officeooo:rsid="001dc34c" officeooo:paragraph-rsid="001dc34c"/>
    </style:style>
    <style:style style:name="P4" style:family="paragraph" style:parent-style-name="Text_20_body">
      <style:text-properties officeooo:paragraph-rsid="001ee3a2"/>
    </style:style>
    <style:style style:name="P5" style:family="paragraph" style:parent-style-name="Text_20_body">
      <style:text-properties officeooo:rsid="0020ac0e" officeooo:paragraph-rsid="0020ac0e"/>
    </style:style>
    <style:style style:name="P6" style:family="paragraph" style:parent-style-name="Text_20_body" style:list-style-name="L1">
      <style:text-properties officeooo:rsid="0020ac0e" officeooo:paragraph-rsid="0020ac0e"/>
    </style:style>
    <style:style style:name="P7" style:family="paragraph" style:parent-style-name="Text_20_body">
      <style:text-properties officeooo:paragraph-rsid="001dde5b"/>
    </style:style>
    <style:style style:name="P8" style:family="paragraph" style:parent-style-name="Text_20_body">
      <style:text-properties officeooo:paragraph-rsid="0020ac0e"/>
    </style:style>
    <style:style style:name="P9" style:family="paragraph" style:parent-style-name="Text_20_body" style:list-style-name="L2">
      <style:text-properties officeooo:paragraph-rsid="0020ac0e"/>
    </style:style>
    <style:style style:name="P10" style:family="paragraph" style:parent-style-name="Text_20_body" style:list-style-name="L2">
      <style:text-properties style:text-underline-style="none" officeooo:paragraph-rsid="0020ac0e"/>
    </style:style>
    <style:style style:name="P11" style:family="paragraph" style:parent-style-name="Text_20_body">
      <style:text-properties officeooo:rsid="00257667" officeooo:paragraph-rsid="00257667"/>
    </style:style>
    <style:style style:name="P12" style:family="paragraph" style:parent-style-name="Text_20_body" style:list-style-name="L3">
      <style:text-properties officeooo:rsid="00257667" officeooo:paragraph-rsid="00257667"/>
    </style:style>
    <style:style style:name="P13" style:family="paragraph" style:parent-style-name="Text_20_body" style:list-style-name="L4">
      <style:text-properties officeooo:paragraph-rsid="00257667"/>
    </style:style>
    <style:style style:name="P14" style:family="paragraph" style:parent-style-name="Text_20_body" style:list-style-name="L5"/>
    <style:style style:name="P15" style:family="paragraph" style:parent-style-name="Text_20_body">
      <style:text-properties fo:font-size="10pt" style:font-size-asian="10pt" style:font-size-complex="10pt"/>
    </style:style>
    <style:style style:name="P16" style:family="paragraph" style:parent-style-name="Text_20_body" style:list-style-name="L7">
      <style:text-properties fo:font-size="10pt" style:font-size-asian="10pt" style:font-size-complex="10pt"/>
    </style:style>
    <style:style style:name="P17" style:family="paragraph" style:parent-style-name="Text_20_body">
      <style:text-properties fo:font-size="10pt" officeooo:paragraph-rsid="00329a22" style:font-size-asian="10pt" style:font-size-complex="10pt"/>
    </style:style>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text-properties officeooo:paragraph-rsid="00389fcf"/>
    </style:style>
    <style:style style:name="P21" style:family="paragraph" style:parent-style-name="Text_20_body" style:list-style-name="L10"/>
    <style:style style:name="P22" style:family="paragraph" style:parent-style-name="Text_20_body">
      <style:paragraph-properties fo:margin-left="0in" fo:margin-right="0in" fo:text-indent="0in" style:auto-text-indent="false"/>
    </style:style>
    <style:style style:name="P23" style:family="paragraph" style:parent-style-name="Text_20_body" style:list-style-name="L7">
      <style:paragraph-properties fo:margin-top="0in" fo:margin-bottom="0in" loext:contextual-spacing="false"/>
    </style:style>
    <style:style style:name="P24" style:family="paragraph" style:parent-style-name="Text_20_body" style:list-style-name="L7">
      <style:paragraph-properties fo:margin-top="0in" fo:margin-bottom="0in" loext:contextual-spacing="false"/>
      <style:text-properties fo:font-size="10pt" style:font-size-asian="10pt" style:font-size-complex="10pt"/>
    </style:style>
    <style:style style:name="P25" style:family="paragraph" style:parent-style-name="Text_20_body" style:list-style-name="L10">
      <style:paragraph-properties fo:margin-top="0in" fo:margin-bottom="0in" loext:contextual-spacing="false"/>
    </style:style>
    <style:style style:name="P26" style:family="paragraph" style:parent-style-name="Text_20_body">
      <style:paragraph-properties style:writing-mode="lr-tb"/>
    </style:style>
    <style:style style:name="P27" style:family="paragraph" style:parent-style-name="Text_20_body">
      <style:paragraph-properties style:writing-mode="lr-tb"/>
      <style:text-properties officeooo:rsid="00389fcf" officeooo:paragraph-rsid="00389fcf"/>
    </style:style>
    <style:style style:name="P28" style:family="paragraph" style:parent-style-name="Footnote">
      <style:text-properties officeooo:paragraph-rsid="002fdafb"/>
    </style:style>
    <style:style style:name="P29" style:family="paragraph" style:parent-style-name="Footnote">
      <style:paragraph-properties fo:text-align="start" style:justify-single-word="false"/>
      <style:text-properties officeooo:paragraph-rsid="00352603"/>
    </style:style>
    <style:style style:name="P30" style:family="paragraph" style:parent-style-name="Title">
      <style:text-properties fo:font-size="22pt" style:font-size-asian="22pt" style:font-size-complex="22pt"/>
    </style:style>
    <style:style style:name="P31" style:family="paragraph" style:parent-style-name="Subtitle">
      <style:text-properties style:font-name="Liberation Serif"/>
    </style:style>
    <style:style style:name="P32" style:family="paragraph" style:parent-style-name="Subtitle">
      <style:text-properties style:font-name="Liberation Serif" officeooo:paragraph-rsid="003bcf6a"/>
    </style:style>
    <style:style style:name="P33" style:family="paragraph" style:parent-style-name="Heading_20_2">
      <style:text-properties officeooo:rsid="001ee3a2" officeooo:paragraph-rsid="001ee3a2"/>
    </style:style>
    <style:style style:name="P34" style:family="paragraph" style:parent-style-name="Heading_20_2">
      <style:text-properties officeooo:rsid="00257667" officeooo:paragraph-rsid="00257667"/>
    </style:style>
    <style:style style:name="P35" style:family="paragraph" style:parent-style-name="Heading_20_2">
      <style:text-properties officeooo:rsid="00389fcf" officeooo:paragraph-rsid="00389fcf"/>
    </style:style>
    <style:style style:name="P36" style:family="paragraph" style:parent-style-name="Heading_20_2">
      <style:text-properties officeooo:paragraph-rsid="00389fcf"/>
    </style:style>
    <style:style style:name="P37" style:family="paragraph" style:parent-style-name="Heading_20_1">
      <style:text-properties officeooo:paragraph-rsid="001dde5b"/>
    </style:style>
    <style:style style:name="P38" style:family="paragraph" style:parent-style-name="Heading_20_1">
      <style:text-properties officeooo:rsid="0020ac0e" officeooo:paragraph-rsid="0020ac0e"/>
    </style:style>
    <style:style style:name="P39" style:family="paragraph" style:parent-style-name="Heading_20_1">
      <style:text-properties officeooo:paragraph-rsid="00329a22"/>
    </style:style>
    <style:style style:name="P40" style:family="paragraph" style:parent-style-name="Heading_20_1">
      <style:text-properties officeooo:rsid="00389fcf" officeooo:paragraph-rsid="00389fcf"/>
    </style:style>
    <style:style style:name="P41" style:family="paragraph" style:parent-style-name="Preformatted_20_Text" style:list-style-name="L10"/>
    <style:style style:name="P42" style:family="paragraph" style:parent-style-name="Preformatted_20_Text">
      <style:paragraph-properties fo:margin-top="0in" fo:margin-bottom="0.1965in" loext:contextual-spacing="false"/>
    </style:style>
    <style:style style:name="P43" style:family="paragraph" style:parent-style-name="Preformatted_20_Text" style:list-style-name="L10">
      <style:paragraph-properties fo:margin-top="0in" fo:margin-bottom="0.1965in" loext:contextual-spacing="false"/>
    </style:style>
    <style:style style:name="P44" style:family="paragraph" style:parent-style-name="Preformatted_20_Text">
      <style:paragraph-properties fo:break-before="page"/>
    </style:style>
    <style:style style:name="P45" style:family="paragraph" style:parent-style-name="Table_20_Contents">
      <style:text-properties fo:font-size="10pt" style:font-size-asian="10pt" style:font-size-complex="10pt"/>
    </style:style>
    <style:style style:name="P46" style:family="paragraph" style:parent-style-name="Table_20_Heading">
      <style:text-properties fo:font-size="10pt" style:font-size-asian="10pt" style:font-size-complex="10pt"/>
    </style:style>
    <style:style style:name="P47" style:family="paragraph" style:parent-style-name="List_20_Contents">
      <style:paragraph-properties fo:margin-top="0in" fo:margin-bottom="0.1965in" loext:contextual-spacing="false"/>
    </style:style>
    <style:style style:name="T1" style:family="text">
      <style:text-properties officeooo:rsid="001dc34c"/>
    </style:style>
    <style:style style:name="T2" style:family="text">
      <style:text-properties officeooo:rsid="0020ac0e"/>
    </style:style>
    <style:style style:name="T3" style:family="text">
      <style:text-properties officeooo:rsid="002484c5"/>
    </style:style>
    <style:style style:name="T4" style:family="text">
      <style:text-properties officeooo:rsid="00252274"/>
    </style:style>
    <style:style style:name="T5" style:family="text">
      <style:text-properties style:font-name="Liberation Mono"/>
    </style:style>
    <style:style style:name="T6" style:family="text">
      <style:text-properties officeooo:rsid="00257667"/>
    </style:style>
    <style:style style:name="T7" style:family="text">
      <style:text-properties fo:font-style="italic" style:font-style-asian="italic" style:font-style-complex="italic"/>
    </style:style>
    <style:style style:name="T8" style:family="text">
      <style:text-properties officeooo:rsid="0025c80a"/>
    </style:style>
    <style:style style:name="T9" style:family="text">
      <style:text-properties officeooo:rsid="002609b9"/>
    </style:style>
    <style:style style:name="T10" style:family="text">
      <style:text-properties fo:font-size="10pt" style:font-size-asian="10pt" style:font-size-complex="10pt"/>
    </style:style>
    <style:style style:name="T11" style:family="text">
      <style:text-properties officeooo:rsid="002ad76a"/>
    </style:style>
    <style:style style:name="T12" style:family="text">
      <style:text-properties officeooo:rsid="002fdafb"/>
    </style:style>
    <style:style style:name="T13" style:family="text">
      <style:text-properties officeooo:rsid="0030de99"/>
    </style:style>
    <style:style style:name="T14" style:family="text">
      <style:text-properties officeooo:rsid="00329a22"/>
    </style:style>
    <style:style style:name="T15" style:family="text">
      <style:text-properties officeooo:rsid="00352603"/>
    </style:style>
    <style:style style:name="T16" style:family="text">
      <style:text-properties officeooo:rsid="003bcf6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0"/>
      <text:p text:style-name="P30"/>
      <text:p text:style-name="P30">New Opportunities in <text:span text:style-name="T1">Computerized</text:span> Documents</text:p>
      <text:p text:style-name="P31">Elli Chandler</text:p>
      <text:p text:style-name="P32">Capstone in New Media, <text:span text:style-name="T16">instructor Sofian Audry</text:span></text:p>
      <text:p text:style-name="P2">6 May, 2019</text:p>
      <text:p text:style-name="P3"/>
      <text:p text:style-name="P1"/>
      <text:h text:style-name="Heading_20_1" text:outline-level="1">Introduction</text:h>
      <text:h text:style-name="Heading_20_2" text:outline-level="2">Abstract</text:h>
      <text:p text:style-name="Standard">This is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text:p>
      <text:h text:style-name="P33" text:outline-level="2">The Problem</text:h>
      <text:p text:style-name="P4">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P4">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h text:style-name="Heading_20_3" text:outline-level="3">Existing work towards solving this problem</text:h>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
      <text:h text:style-name="P37" text:outline-level="1">General approach</text:h>
      <text:p text:style-name="P7">This project should aim to systematically support the libre development and distribution as best as possible of an innovative information technology environment.</text:p>
      <text:h text:style-name="Heading_20_2" text:outline-level="2"><text:soft-page-break/>Current project status</text:h>
      <text:p text:style-name="Text_20_body">"Ember Information Technology Environment" is the current name of this project.</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1" text:outline-level="1">Intended outcomes</text:h>
      <text:p text:style-name="P5">The end goal of this work is the development of a completed, stable software environment used for developing the project, consisting of:</text:p>
      <text:list xml:id="list669037450" text:style-name="L1">
        <text:list-item>
          <text:p text:style-name="P6">Specifications</text:p>
        </text:list-item>
        <text:list-item>
          <text:p text:style-name="P6">Information technology environment software implementation</text:p>
        </text:list-item>
        <text:list-item>
          <text:p text:style-name="P6">The cloud computing infrastructure should use a decentralized, asynchronously resolving append-only data store, similar to blockchains, to ensure the preservation and longevity of data stored using it as best as possible.</text:p>
        </text:list-item>
      </text:list>
      <text:h text:style-name="P38" text:outline-level="1">Overview</text:h>
      <text:p text:style-name="P8">The computing environment <text:span text:style-name="T2">in its finished form</text:span> will consist of the following components:</text:p>
      <text:list xml:id="list383817806" text:style-name="L2">
        <text:list-item>
          <text:p text:style-name="P9">Development principles, describing the process to use for creating the computing environment</text:p>
        </text:list-item>
        <text:list-item>
          <text:p text:style-name="P9">Data format and its representations</text:p>
          <text:list>
            <text:list-item>
              <text:p text:style-name="P9">Specification</text:p>
            </text:list-item>
            <text:list-item>
              <text:p text:style-name="P9">Reference implementation</text:p>
            </text:list-item>
          </text:list>
        </text:list-item>
        <text:list-item>
          <text:p text:style-name="P9">Data storage <text:span text:style-name="T3">system and infrastructure</text:span>: mechanism for storing append-only set of records, each comprising a unique ID paired with a node document</text:p>
        </text:list-item>
        <text:list-item>
          <text:p text:style-name="P10">Software system, including:</text:p>
          <text:list>
            <text:list-item>
              <text:p text:style-name="P10">Client component</text:p>
            </text:list-item>
            <text:list-item>
              <text:p text:style-name="P10">Server components, <text:span text:style-name="T4">including</text:span>:</text:p>
              <text:list>
                <text:list-item>
                  <text:p text:style-name="P10">Public-facing API</text:p>
                </text:list-item>
                <text:list-item>
                  <text:p text:style-name="P10">Search engine</text:p>
                </text:list-item>
                <text:list-item>
                  <text:p text:style-name="P10">Storage backend</text:p>
                </text:list-item>
              </text:list>
            </text:list-item>
          </text:list>
        </text:list-item>
      </text:list>
      <text:h text:style-name="Heading_20_1" text:outline-level="1"><text:soft-page-break/>Installation</text:h>
      <text:p text:style-name="Text_20_body">Using the ebuild to install the software through Portage is suggested. Simple installation (untested) in case Portage or the ebuild is not suitable for your system: <text:span text:style-name="T5">git clone --depth 1 https://github.com/ethus3h/ember-information-technology-environment; cd ember-information-technology-environment; make autodep; ./configure; make; sudo make install</text:span>. <text:span text:style-name="T5">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1" text:outline-level="1">Development principles</text:h>
      <text:p text:style-name="P11">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text:span text:style-name="T8">Future work should adhere to these principles closely to get the software to work well again.</text:span></text:p>
      <text:list xml:id="list684444197" text:style-name="L3">
        <text:list-item>
          <text:p text:style-name="P12">Never remove a feature, capability, or option. If the development of an improved architecture or addition of new features involves scrapping existing code, reintroduce all previously existing capabilities before releasing the changes to the software.</text:p>
        </text:list-item>
        <text:list-item>
          <text:p text:style-name="P12">Make sure that all tests pass when releasing changes to the software.</text:p>
        </text:list-item>
        <text:list-item>
          <text:p text:style-name="P12">Thorough automated unit tests should be provided and kept passing.</text:p>
        </text:list-item>
      </text:list>
      <text:h text:style-name="P34" text:outline-level="2">Prerequisites for code to be added to the repository</text:h>
      <text:list xml:id="list1645925880" text:style-name="L4">
        <text:list-item>
          <text:p text:style-name="P13">Code must be readable and documented.</text:p>
        </text:list-item>
        <text:list-item>
          <text:p text:style-name="P13">Code must not cause or have failing tests.</text:p>
        </text:list-item>
        <text:list-item>
          <text:p text:style-name="P13">Code should include thorough automatic test coverage.</text:p>
        </text:list-item>
        <text:list-item>
          <text:p text:style-name="P13"><text:span text:style-name="T6">To keep the software in line with the specification, c</text:span>ode must address a deviation from the current specification (bug, missing feature, <text:span text:style-name="T7">etc.</text:span>), and may not contain code unrelated to that.</text:p>
        </text:list-item>
      </text:list>
      <text:h text:style-name="Heading_20_2" text:outline-level="2">How issues should be prioritized</text:h>
      <text:p text:style-name="Text_20_body">Ordered from highest priority to lowest priority:</text:p>
      <text:list xml:id="list2401446461" text:style-name="L5">
        <text:list-item>
          <text:p text:style-name="P14">Potential for data loss</text:p>
        </text:list-item>
        <text:list-item>
          <text:p text:style-name="P14">Security vulnerabilities</text:p>
        </text:list-item>
        <text:list-item>
          <text:p text:style-name="P14">Functional regressions</text:p>
        </text:list-item>
        <text:list-item>
          <text:p text:style-name="P14">Incorrect results</text:p>
        </text:list-item>
        <text:list-item>
          <text:p text:style-name="P14">Crashes, lack of accessibility/internationalization, and similar critical usability issues</text:p>
        </text:list-item>
        <text:list-item>
          <text:p text:style-name="P14">Slow code with a significant impact on usability</text:p>
        </text:list-item>
        <text:list-item>
          <text:p text:style-name="P14">Aesthetic regressions</text:p>
        </text:list-item>
        <text:list-item>
          <text:p text:style-name="P14">Minor usability issues</text:p>
        </text:list-item>
        <text:list-item>
          <text:p text:style-name="P14">Slow code with a moderate impact on usability</text:p>
        </text:list-item>
        <text:list-item>
          <text:p text:style-name="P14">Missing feature<text:span text:style-name="T9">s</text:span></text:p>
        </text:list-item>
      </text:list>
      <text:h text:style-name="Heading_20_1" text:outline-level="1"><text:soft-page-break/>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T7">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P22"/>
      <text:h text:style-name="Heading_20_1" text:outline-level="1"><text:soft-page-break/>Implementation components</text:h>
      <text:p text:style-name="P15"/>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6">Component</text:p>
            </table:table-cell>
            <table:table-cell table:style-name="Table1.A1" office:value-type="string">
              <text:p text:style-name="P46">Implementation language</text:p>
            </table:table-cell>
            <table:table-cell table:style-name="Table1.A1" office:value-type="string">
              <text:p text:style-name="P46">Description</text:p>
            </table:table-cell>
            <table:table-cell table:style-name="Table1.A1" office:value-type="string">
              <text:p text:style-name="P46">Code location</text:p>
            </table:table-cell>
          </table:table-row>
        </table:table-header-rows>
        <table:table-row>
          <table:table-cell table:style-name="Table1.A1" office:value-type="string">
            <text:p text:style-name="P45">StageL transpiler</text:p>
          </table:table-cell>
          <table:table-cell table:style-name="Table1.A1" office:value-type="string">
            <text:p text:style-name="P45">bash</text:p>
          </table:table-cell>
          <table:table-cell table:style-name="Table1.A1" office:value-type="string">
            <text:p text:style-name="P45">Translate .stagel files to other languages</text:p>
          </table:table-cell>
          <table:table-cell table:style-name="Table1.A1" office:value-type="string">
            <text:p text:style-name="P45">cli/stagel-convert</text:p>
          </table:table-cell>
        </table:table-row>
        <table:table-row>
          <table:table-cell table:style-name="Table1.A1" office:value-type="string">
            <text:p text:style-name="P45">StageL's language-specific implementations</text:p>
          </table:table-cell>
          <table:table-cell table:style-name="Table1.A1" office:value-type="string">
            <text:p text:style-name="P45">Implemented once for each StageL target language</text:p>
          </table:table-cell>
          <table:table-cell table:style-name="Table1.A1" office:value-type="string">
            <text:p text:style-name="P45">Implementations of routines for StageL that are not implemented in StageL itself, but are instead implemented in its target languages.</text:p>
          </table:table-cell>
          <table:table-cell table:style-name="Table1.A1" office:value-type="string">
            <text:p text:style-name="P45">implementation/core-implementations/</text:p>
          </table:table-cell>
        </table:table-row>
        <table:table-row>
          <table:table-cell table:style-name="Table1.A1" office:value-type="string">
            <text:p text:style-name="P45">Portable implementation</text:p>
          </table:table-cell>
          <table:table-cell table:style-name="Table1.A1" office:value-type="string">
            <text:p text:style-name="P45">StageL</text:p>
          </table:table-cell>
          <table:table-cell table:style-name="Table1.A1" office:value-type="string">
            <text:p text:style-name="P45">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P45">implementation/portable/</text:p>
          </table:table-cell>
        </table:table-row>
        <table:table-row>
          <table:table-cell table:style-name="Table1.A1" office:value-type="string">
            <text:p text:style-name="P45">Optional speedup code</text:p>
          </table:table-cell>
          <table:table-cell table:style-name="Table1.A1" office:value-type="string">
            <text:p text:style-name="P45">Optionally implemented for each StageL target language</text:p>
          </table:table-cell>
          <table:table-cell table:style-name="Table1.A1" office:value-type="string">
            <text:p text:style-name="Table_20_Contents"><text:span text:style-name="T10">Functions can be provided here that are optimized, native implementations of existing StageR functions. Since StageR is unoptimized lowest-common-denominator code to keep things simple, this can help things run faster. These should only be </text:span><text:span text:style-name="Emphasis"><text:span text:style-name="T10">equivalent</text:span></text:span><text:span text:style-name="T10">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span></text:p>
          </table:table-cell>
          <table:table-cell table:style-name="Table1.A1" office:value-type="string">
            <text:p text:style-name="P45">implementation/speedups/</text:p>
          </table:table-cell>
        </table:table-row>
        <table:table-row>
          <table:table-cell table:style-name="Table1.A1" office:value-type="string">
            <text:p text:style-name="P45">Data files</text:p>
          </table:table-cell>
          <table:table-cell table:style-name="Table1.A1" office:value-type="string">
            <text:p text:style-name="P45">N/A</text:p>
          </table:table-cell>
          <table:table-cell table:style-name="Table1.A1" office:value-type="string">
            <text:p text:style-name="P45">Data files used to implement EITE.</text:p>
          </table:table-cell>
          <table:table-cell table:style-name="Table1.A1" office:value-type="string">
            <text:p text:style-name="P45">implementation/portable/</text:p>
          </table:table-cell>
        </table:table-row>
        <table:table-row>
          <table:table-cell table:style-name="Table1.A1" office:value-type="string">
            <text:p text:style-name="P45">Build scripts</text:p>
          </table:table-cell>
          <table:table-cell table:style-name="Table1.A1" office:value-type="string">
            <text:p text:style-name="P45">bash (dep. on StageL transpiler)</text:p>
          </table:table-cell>
          <table:table-cell table:style-name="Table1.A1" office:value-type="string">
            <text:p text:style-name="Table_20_Contents"><text:span text:style-name="T10">Build EITE (usually invoked by "</text:span><text:span text:style-name="Source_20_Text"><text:span text:style-name="T10">make</text:span></text:span><text:span text:style-name="T10">"): builds StageL libraries (StageR at implementation/portable/portable.js, and StageL's language-specific native implementations of things at implementation/core-implementations/(lang)/core.(lang)) in various languages. Also combines and copies the finished JavaScript code into web/eite.js.</text:span></text:p>
          </table:table-cell>
          <table:table-cell table:style-name="Table1.A1" office:value-type="string">
            <text:p text:style-name="P45">support/build-scripts/</text:p>
          </table:table-cell>
        </table:table-row>
        <table:table-row>
          <table:table-cell table:style-name="Table1.A1" office:value-type="string">
            <text:p text:style-name="P45">EITE document testing quick-runner</text:p>
          </table:table-cell>
          <table:table-cell table:style-name="Table1.A1" office:value-type="string">
            <text:p text:style-name="P45">For now, bash, I guess? Or maybe js and run it in node to avoid having to add new StageL target language (dep. on EITE document format implementation)</text:p>
          </table:table-cell>
          <table:table-cell table:style-name="Table1.A1" office:value-type="string">
            <text:p text:style-name="P45">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P45">(TODO)</text:p>
          </table:table-cell>
        </table:table-row>
        <table:table-row>
          <table:table-cell table:style-name="Table1.A1" office:value-type="string">
            <text:p text:style-name="P45">EITE document format tests</text:p>
          </table:table-cell>
          <table:table-cell table:style-name="Table1.A1" office:value-type="string">
            <text:p text:style-name="P45">StageL</text:p>
          </table:table-cell>
          <table:table-cell table:style-name="Table1.A1" office:value-type="string">
            <text:p text:style-name="P45">Test suite for EITE implementation.</text:p>
          </table:table-cell>
          <table:table-cell table:style-name="Table1.A1" office:value-type="string">
            <text:p text:style-name="P45">web/tests.htm</text:p>
          </table:table-cell>
        </table:table-row>
        <table:table-row>
          <table:table-cell table:style-name="Table1.A1" office:value-type="string">
            <text:p text:style-name="P45">EITE document <text:soft-page-break/>runner</text:p>
          </table:table-cell>
          <table:table-cell table:style-name="Table1.A1" office:value-type="string">
            <text:p text:style-name="P45">Various platforms <text:soft-page-break/>possible. For now, HTML+JS. (dep. on EITE document format implementation)</text:p>
          </table:table-cell>
          <table:table-cell table:style-name="Table1.A1" office:value-type="string">
            <text:p text:style-name="P45">Thin wrapper around the EITE <text:soft-page-break/>document format implementation that runs and displays a specified document.</text:p>
          </table:table-cell>
          <table:table-cell table:style-name="Table1.A1" office:value-type="string">
            <text:p text:style-name="P45">(TODO)</text:p>
          </table:table-cell>
        </table:table-row>
        <table:table-row>
          <table:table-cell table:style-name="Table1.A1" office:value-type="string">
            <text:p text:style-name="P45">EITE non-native document editing tool</text:p>
          </table:table-cell>
          <table:table-cell table:style-name="Table1.A1" office:value-type="string">
            <text:p text:style-name="P45">HTML, JavaScript (dep. on EITE document runner)</text:p>
          </table:table-cell>
          <table:table-cell table:style-name="Table1.A1" office:value-type="string">
            <text:p text:style-name="P45">Tool for editing and running EITE-format documents before an EITE-native editing tool is available.</text:p>
          </table:table-cell>
          <table:table-cell table:style-name="Table1.A1" office:value-type="string">
            <text:p text:style-name="P45">web/edit.htm (WIP)</text:p>
          </table:table-cell>
        </table:table-row>
        <table:table-row>
          <table:table-cell table:style-name="Table1.A1" office:value-type="string">
            <text:p text:style-name="P45">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P45">EITE</text:p>
          </table:table-cell>
          <table:table-cell table:style-name="Table1.A1" office:value-type="string">
            <text:p text:style-name="Table_20_Contents"><text:span text:style-name="T10">A user interface and document editing tool. This is what's shown in the mockups e.g. </text:span><text:a xlink:type="simple" xlink:href="http://futuramerlin.com/people/elliot/writings/blogs/elliotchandlernmd442/2017/12/06/12799819e/" text:style-name="Internet_20_link" text:visited-style-name="Visited_20_Internet_20_Link"><text:span text:style-name="T10">here</text:span></text:a><text:span text:style-name="T10">.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span></text:p>
          </table:table-cell>
          <table:table-cell table:style-name="Table1.A1" office:value-type="string">
            <text:p text:style-name="P45">web/main.htm (WIP)</text:p>
          </table:table-cell>
        </table:table-row>
      </table:table>
      <text:p text:style-name="P15"/>
      <text:h text:style-name="Heading_20_1" text:outline-level="1">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ext:soft-page-break/>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text:span text:style-name="T11">Ember project NGO</text:span>;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text:note text:id="ftn0" text:note-class="footnote"><text:note-citation>1</text:note-citation><text:note-body><text:p text:style-name="Footnote">Sahoo, Choubisa, and Prasanna: “Multimodal Biometric Person Authentication: A Review”. 2012. In <text:span text:style-name="T7">IETE Technical Review</text:span>, vol. 29 issue 1, January–February 2012</text:p></text:note-body></text:note>,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text:soft-page-break/>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text:note text:id="ftn1" text:note-class="footnote"><text:note-citation>2</text:note-citation><text:note-body><text:p text:style-name="P28"><text:span text:style-name="T12">“OrbitDB: </text:span>Peer-to-Peer Databases for the Decentralized Web.” https://github.com/orbitdb/orbit-db</text:p></text:note-body></text:note>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h text:style-name="Heading_20_2" text:outline-level="2">Target solution spaces</text:h>
      <text:p text:style-name="Text_20_body">In summary, any current uses for software above the operating system level are reasonable areas to attempt development. An outline list of some is available <text:span text:style-name="T13">as Appendix A of this document</text:span>. (Operating system development and hypothetical software use cases outside of exploration of the possibilities introduced by the novel information representation method may be of interest but are not priorities for this project at this time.)</text:p>
      <text:h text:style-name="Heading_20_2" text:outline-level="2">Semantic representation</text:h>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2054018556" text:style-name="L8">
        <text:list-item>
          <text:p text:style-name="P18"><text:soft-page-break/>Liberal relationship formation and node typing: A node can be assigned any other node as its type; a relationship can be from any type of node to any other type of node even if that is not how the relationship is defined (this situation could display a warning, for example).</text:p>
        </text:list-item>
        <text:list-item>
          <text:p text:style-name="P18">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
        </text:list-item>
      </text:list>
      <text:p text:style-name="Standard">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Standard">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h text:style-name="Heading_20_3" text:outline-level="3">Complex Dc sequences, Sequence Builders, and Dynamic Sets</text:h>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text:soft-page-break/>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h text:style-name="Heading_20_2" text:outline-level="2">Implementation challenges and strategy</text:h>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P26">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text:span text:style-name="T15">StageL and the StageL-implemented library developed so far provide a solid technological foundation for further implementation of this project, and have practical applications outside of it as well.</text:span></text:p>
      <text:h text:style-name="Heading_20_2" text:outline-level="2">The project in the context of new media studies: Alignment of the project approach to the traits of the currently emerging new media</text:h>
      <text:p text:style-name="Text_20_body">Henry Jenkins's article “Eight Traits of the New Media Landscape”<text:note text:id="ftn2" text:note-class="footnote"><text:note-citation>3</text:note-citation><text:note-body><text:p text:style-name="P29"><text:span text:style-name="T15">Jenkins, Henry. “Eight Traits of the New Media Landscape”. </text:span>http://nmdprojects.net/teaching_resources/jenkins_eight_traits_of_new_media.pdf</text:p></text:note-body></text:note> provides eight traits that its author observes in the prominent currently emerging new media. This section of the proposal evaluates this project's expression of this set of traits.</text:p>
      <text:p text:style-name="Text_20_body"><text:soft-page-break/>The first of these traits is <text:span text:style-name="T7">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T7">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T7">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T7">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T7">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T7">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T7">global</text:span>. The proposed project is intended to be able to be geographically dispersed.</text:p>
      <text:p text:style-name="Text_20_body">The seventh trait is <text:span text:style-name="T7">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T7">e.g.</text:span> I think Google doesn't allow kids to use it, so this presumably shouldn't either).</text:p>
      <text:p text:style-name="Text_20_body">The eighth trait is <text:span text:style-name="T7">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1" text:outline-level="1">StageL</text:h>
      <text:p text:style-name="Text_20_body">A simple programming language is provided for easily writing portable algorithms to be transpiled to and used by programs in other languages. It is the language in which the implementation of the Dc-based document format is implemented. The name "StageL" comes from <text:soft-page-break/>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
      <text:h text:style-name="Heading_20_2" text:outline-level="2">Design goals</text:h>
      <text:list xml:id="list3141404269" text:style-name="L9">
        <text:list-item>
          <text:p text:style-name="P19">Imperative language. Trivial to implement, learn, and read; extremely portable.</text:p>
        </text:list-item>
        <text:list-item>
          <text:p text:style-name="P19">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text:p>
        </text:list-item>
        <text:list-item>
          <text:p text:style-name="P19">Implemented as a transpiler that accepts a file as input and produces a file in the target language as output.</text:p>
        </text:list-item>
        <text:list-item>
          <text:p text:style-name="P19">Have an implementation of itself using itself, to provide testing and portability of the language.</text:p>
        </text:list-item>
        <text:list-item>
          <text:p text:style-name="P19">Have an implementation in Bash.</text:p>
        </text:list-item>
        <text:list-item>
          <text:p text:style-name="P19">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
        </text:list-item>
        <text:list-item>
          <text:p text:style-name="P19">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text:p>
        </text:list-item>
        <text:list-item>
          <text:p text:style-name="P19">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
        </text:list-item>
        <text:list-item>
          <text:p text:style-name="P19">Output files should retain the structure and comments of the input files, thereby retaining readability as far as the target language permits.</text:p>
        </text:list-item>
        <text:list-item>
          <text:p text:style-name="P19">All behavior should be specified. Ambiguous programs should be impossible to write knowing the specification, and (as far as possible) the meaning of a program should be obvious and unambiguous <text:span text:style-name="T7">without</text:span> the language specification. Programs that do not match the specification exactly should be entirely rejected, rather than produce warnings or having a best guess of its meaning made.</text:p>
        </text:list-item>
      </text:list>
      <text:h text:style-name="Heading_20_2" text:outline-level="2">Actual results of the design goals</text:h>
      <text:p text:style-name="Text_20_body">It works satisfactorily. It's pretty portable, I think. Things aren't fully specified because it transpiles to native constructs that behave differently between target languages. This could be resolved by implementing a VM or something in each target language, but that's a pain, so this is <text:soft-page-break/>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h text:style-name="P35" text:outline-level="2">Documentation</text:h>
      <text:p text:style-name="P27">See Appendix B for documentation of StageL.</text:p>
      <text:h text:style-name="Heading_20_1" text:outline-level="1">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44"><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42"><text:s text:c="30"/>⎣ etc.) <text:s text:c="21"/>⎦</text:p>
      <text:p text:style-name="Text_20_body"/>
      <text:p text:style-name="Text_20_body"/>
      <text:p text:style-name="Text_20_body"/>
      <text:h text:style-name="Heading_20_1" text:outline-level="1">EITE specification</text:h>
      <text:h text:style-name="P39" text:outline-level="1"><text:span text:style-name="T14">Appendix A: List of target solution spaces</text:span></text:h>
      <text:list xml:id="list3932073016" text:style-name="L7">
        <text:list-item>
          <text:p text:style-name="P24">Getting a summary of everything going on (start / home screen kind of thing): Customizable. For example, could contain: </text:p>
          <text:list>
            <text:list-item>
              <text:p text:style-name="P24">A brief reminder of who/where/when/etc. I am </text:p>
            </text:list-item>
            <text:list-item>
              <text:p text:style-name="P24">What I have to do today (schedule, tasks, etc.) </text:p>
            </text:list-item>
            <text:list-item>
              <text:p text:style-name="P23"><text:span text:style-name="T10">Important news (</text:span><text:span text:style-name="Emphasis"><text:span text:style-name="T10">e.g.</text:span></text:span><text:span text:style-name="T10"> emergencies, etc.) </text:span></text:p>
            </text:list-item>
            <text:list-item>
              <text:p text:style-name="P24">A search box </text:p>
            </text:list-item>
            <text:list-item>
              <text:p text:style-name="P24">A way to easily create a journal entry, blog/microblog post, social networking status update, etc. </text:p>
            </text:list-item>
            <text:list-item>
              <text:p text:style-name="P24">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24">A way to easily compose an IM / email / etc. or place a voice/videocall </text:p>
            </text:list-item>
            <text:list-item>
              <text:p text:style-name="P24">Messages from others (emails, IMs, voice/videomails, etc.) </text:p>
            </text:list-item>
            <text:list-item>
              <text:p text:style-name="P24">Other guided information resources (see below) </text:p>
            </text:list-item>
            <text:list-item>
              <text:p text:style-name="P24">A hierarchy of things to browse through (web-portal style) </text:p>
            </text:list-item>
            <text:list-item>
              <text:p text:style-name="P24">… </text:p>
            </text:list-item>
          </text:list>
        </text:list-item>
        <text:list-item>
          <text:p text:style-name="P24">Media consumption and browsing </text:p>
          <text:list>
            <text:list-item>
              <text:p text:style-name="P24">Reading and interacting with documents/apps </text:p>
            </text:list-item>
            <text:list-item>
              <text:p text:style-name="P24">Browsing a Web site </text:p>
            </text:list-item>
            <text:list-item>
              <text:p text:style-name="P24">Browsing through EITE nodes and other structured datasets/databases </text:p>
            </text:list-item>
            <text:list-item>
              <text:p text:style-name="P24">Movies </text:p>
            </text:list-item>
            <text:list-item>
              <text:p text:style-name="P24">Feature films </text:p>
            </text:list-item>
            <text:list-item>
              <text:p text:style-name="P24">Video series </text:p>
            </text:list-item>
            <text:list-item>
              <text:p text:style-name="P24">Online streaming home video (YouTube, etc.) </text:p>
            </text:list-item>
            <text:list-item>
              <text:p text:style-name="P24">… </text:p>
            </text:list-item>
            <text:list-item>
              <text:p text:style-name="P24">Music </text:p>
            </text:list-item>
            <text:list-item>
              <text:p text:style-name="P24">Albums </text:p>
            </text:list-item>
            <text:list-item>
              <text:p text:style-name="P24">Individual tracks </text:p>
            </text:list-item>
            <text:list-item>
              <text:p text:style-name="P24">Music videos </text:p>
            </text:list-item>
            <text:list-item>
              <text:p text:style-name="P24">Artist/album/tag/etc. radio </text:p>
            </text:list-item>
            <text:list-item>
              <text:p text:style-name="P24">Playlists, including shared playlists </text:p>
            </text:list-item>
            <text:list-item>
              <text:p text:style-name="P24">Scores </text:p>
            </text:list-item>
            <text:list-item>
              <text:p text:style-name="P24">… </text:p>
            </text:list-item>
            <text:list-item>
              <text:p text:style-name="P24">Games </text:p>
            </text:list-item>
            <text:list-item>
              <text:p text:style-name="P24"><text:soft-page-break/>Interactive fiction, MUDs, MOOs, MMOs, puzzles, board game simulations, many other types of games … </text:p>
            </text:list-item>
            <text:list-item>
              <text:p text:style-name="P24">Ebooks </text:p>
            </text:list-item>
            <text:list-item>
              <text:p text:style-name="P24">Poetry </text:p>
            </text:list-item>
            <text:list-item>
              <text:p text:style-name="P24">Quotations </text:p>
            </text:list-item>
            <text:list-item>
              <text:p text:style-name="P24">Essays </text:p>
            </text:list-item>
            <text:list-item>
              <text:p text:style-name="P24">News </text:p>
            </text:list-item>
            <text:list-item>
              <text:p text:style-name="P24">Comics </text:p>
            </text:list-item>
            <text:list-item>
              <text:p text:style-name="P24">Manga </text:p>
            </text:list-item>
            <text:list-item>
              <text:p text:style-name="P24">Blogs &amp; RSS feeds </text:p>
            </text:list-item>
            <text:list-item>
              <text:p text:style-name="P24">Consuming realtime media (television, radio, livestreams, …) </text:p>
            </text:list-item>
            <text:list-item>
              <text:p text:style-name="P24">… </text:p>
            </text:list-item>
          </text:list>
        </text:list-item>
        <text:list-item>
          <text:p text:style-name="P24">Document creation and sharing </text:p>
          <text:list>
            <text:list-item>
              <text:p text:style-name="P24">Writing a paper </text:p>
            </text:list-item>
            <text:list-item>
              <text:p text:style-name="P24">Collaborative document editing / creation </text:p>
            </text:list-item>
            <text:list-item>
              <text:p text:style-name="P24">Composing a score </text:p>
            </text:list-item>
            <text:list-item>
              <text:p text:style-name="P24">Writing a book </text:p>
            </text:list-item>
            <text:list-item>
              <text:p text:style-name="P24">Creating a movie </text:p>
            </text:list-item>
            <text:list-item>
              <text:p text:style-name="P24">Creating a storyboard for a movie </text:p>
            </text:list-item>
            <text:list-item>
              <text:p text:style-name="P24">Writing a script </text:p>
            </text:list-item>
            <text:list-item>
              <text:p text:style-name="P24">Editing a photograph </text:p>
            </text:list-item>
            <text:list-item>
              <text:p text:style-name="P24">Creating animation </text:p>
            </text:list-item>
            <text:list-item>
              <text:p text:style-name="P24">Notes to one's self (sticky notes style) </text:p>
            </text:list-item>
            <text:list-item>
              <text:p text:style-name="P24">More thorough journal-y notes to one's self (including jotting down / recording / playing in musical ideas, etc.) </text:p>
            </text:list-item>
            <text:list-item>
              <text:p text:style-name="P24">3D modeling and rendering </text:p>
            </text:list-item>
            <text:list-item>
              <text:p text:style-name="P24">CAD </text:p>
            </text:list-item>
            <text:list-item>
              <text:p text:style-name="P24">Diagramming </text:p>
            </text:list-item>
            <text:list-item>
              <text:p text:style-name="P24">Creating a database </text:p>
            </text:list-item>
            <text:list-item>
              <text:p text:style-name="P24">Mind mapping </text:p>
            </text:list-item>
            <text:list-item>
              <text:p text:style-name="P24">Recording and producing a song </text:p>
            </text:list-item>
            <text:list-item>
              <text:p text:style-name="P24">Diagramming structures in multiple dimensions </text:p>
            </text:list-item>
            <text:list-item>
              <text:p text:style-name="P24">Developing apps </text:p>
            </text:list-item>
            <text:list-item>
              <text:p text:style-name="P24">Designing a typeface </text:p>
            </text:list-item>
            <text:list-item>
              <text:p text:style-name="P24">Working with GIS data </text:p>
            </text:list-item>
            <text:list-item>
              <text:p text:style-name="P24">Recording a photograph or a video using a webcam, scanner, camera, … </text:p>
            </text:list-item>
            <text:list-item>
              <text:p text:style-name="P24">Recording audio using a microphone </text:p>
            </text:list-item>
            <text:list-item>
              <text:p text:style-name="P24">Working with geometric figures </text:p>
            </text:list-item>
            <text:list-item>
              <text:p text:style-name="P24">Recording music from a USB/MIDI instrument </text:p>
            </text:list-item>
            <text:list-item>
              <text:p text:style-name="P24">Blogging and microblogging </text:p>
            </text:list-item>
            <text:list-item>
              <text:p text:style-name="P24">Working with legal documents </text:p>
            </text:list-item>
            <text:list-item>
              <text:p text:style-name="P24">… </text:p>
            </text:list-item>
          </text:list>
        </text:list-item>
        <text:list-item>
          <text:p text:style-name="P24">Working with structured information (this is mostly also document creation / management) </text:p>
          <text:list>
            <text:list-item>
              <text:p text:style-name="P24">Managing a genealogy using Ember records </text:p>
            </text:list-item>
            <text:list-item>
              <text:p text:style-name="P24">Managing a calendar / schedule </text:p>
            </text:list-item>
            <text:list-item>
              <text:p text:style-name="P24">Managing a to-do list </text:p>
            </text:list-item>
            <text:list-item>
              <text:p text:style-name="P24">Managing a contacts directory </text:p>
            </text:list-item>
            <text:list-item>
              <text:p text:style-name="P24">Working with scientific data </text:p>
            </text:list-item>
            <text:list-item>
              <text:p text:style-name="P24">Maintaining a retail environment (online or physical) </text:p>
            </text:list-item>
            <text:list-item>
              <text:p text:style-name="P24">Managing recipes </text:p>
            </text:list-item>
            <text:list-item>
              <text:p text:style-name="P24">Managing a reading list </text:p>
            </text:list-item>
            <text:list-item>
              <text:p text:style-name="P24">Journaling </text:p>
            </text:list-item>
            <text:list-item>
              <text:p text:style-name="P24">Managing a bibliography </text:p>
            </text:list-item>
            <text:list-item>
              <text:p text:style-name="P24">Fantasy sports </text:p>
            </text:list-item>
            <text:list-item>
              <text:p text:style-name="P24">Managing and using bookmarks </text:p>
            </text:list-item>
            <text:list-item>
              <text:p text:style-name="P24">Managing financial information </text:p>
            </text:list-item>
            <text:list-item>
              <text:p text:style-name="P24">Managing personal notes, documents, projects, photographs, videos, etc. </text:p>
            </text:list-item>
            <text:list-item>
              <text:p text:style-name="P24">Managing a class </text:p>
            </text:list-item>
            <text:list-item>
              <text:p text:style-name="P24">Participating in a class </text:p>
            </text:list-item>
            <text:list-item>
              <text:p text:style-name="P24">… </text:p>
            </text:list-item>
          </text:list>
        </text:list-item>
        <text:list-item>
          <text:p text:style-name="P24"><text:soft-page-break/>Using resources/tools </text:p>
          <text:list>
            <text:list-item>
              <text:p text:style-name="P24">Dictionary </text:p>
            </text:list-item>
            <text:list-item>
              <text:p text:style-name="P24">Thesaurus </text:p>
            </text:list-item>
            <text:list-item>
              <text:p text:style-name="P24">Chemical elements chart and data </text:p>
            </text:list-item>
            <text:list-item>
              <text:p text:style-name="P24">Maps, travel directions, and sky charts </text:p>
            </text:list-item>
            <text:list-item>
              <text:p text:style-name="P24">Calculator </text:p>
            </text:list-item>
            <text:list-item>
              <text:p text:style-name="P24">Using the computer as a flashlight </text:p>
            </text:list-item>
            <text:list-item>
              <text:p text:style-name="P24">Field guides / identification keys </text:p>
            </text:list-item>
            <text:list-item>
              <text:p text:style-name="P24">Instructions and how-to information </text:p>
            </text:list-item>
            <text:list-item>
              <text:p text:style-name="P24">Lessons on things </text:p>
            </text:list-item>
            <text:list-item>
              <text:p text:style-name="P24">Typing lessons </text:p>
            </text:list-item>
            <text:list-item>
              <text:p text:style-name="P24">Language learning lessons </text:p>
            </text:list-item>
            <text:list-item>
              <text:p text:style-name="P24">Musical instrument lessons </text:p>
            </text:list-item>
            <text:list-item>
              <text:p text:style-name="P24">Tutorials on using software </text:p>
            </text:list-item>
            <text:list-item>
              <text:p text:style-name="P24">… </text:p>
            </text:list-item>
            <text:list-item>
              <text:p text:style-name="P24">Support using EITE &amp; Ember </text:p>
            </text:list-item>
            <text:list-item>
              <text:p text:style-name="P24">Nutrition information </text:p>
            </text:list-item>
            <text:list-item>
              <text:p text:style-name="P23"><text:span text:style-name="T10">Support in other aspects of life (</text:span><text:span text:style-name="Emphasis"><text:span text:style-name="T10">e.g.</text:span></text:span><text:span text:style-name="T10"> help with trouble fishing, personal motivation, nutrition, depression, etc.) </text:span></text:p>
            </text:list-item>
            <text:list-item>
              <text:p text:style-name="P24">… </text:p>
            </text:list-item>
          </text:list>
        </text:list-item>
        <text:list-item>
          <text:p text:style-name="P24">Management </text:p>
          <text:list>
            <text:list-item>
              <text:p text:style-name="P24">Database creation and administration (this is really “Document creation”, but also listed here) </text:p>
            </text:list-item>
            <text:list-item>
              <text:p text:style-name="P24">Network administration </text:p>
            </text:list-item>
            <text:list-item>
              <text:p text:style-name="P24">Programming </text:p>
            </text:list-item>
            <text:list-item>
              <text:p text:style-name="P24">Emulation of other computing systems (this is also media playback, of a sort) </text:p>
            </text:list-item>
            <text:list-item>
              <text:p text:style-name="P24">Working with files and directories </text:p>
            </text:list-item>
            <text:list-item>
              <text:p text:style-name="P24">Converting data from one format to another </text:p>
            </text:list-item>
            <text:list-item>
              <text:p text:style-name="P24">Compressing and/or archiving data and/or directory structures </text:p>
            </text:list-item>
            <text:list-item>
              <text:p text:style-name="P24">Imaging disks </text:p>
            </text:list-item>
            <text:list-item>
              <text:p text:style-name="P24">Encrypting, decrypting, creating checksum records for, checking against checksum records, packing with parity data, restoring from parity data… </text:p>
            </text:list-item>
            <text:list-item>
              <text:p text:style-name="P24">Running apps (this is basically just opening documents, ) </text:p>
            </text:list-item>
            <text:list-item>
              <text:p text:style-name="P24">Distributed computing </text:p>
            </text:list-item>
            <text:list-item>
              <text:p text:style-name="P24">Digital forensics </text:p>
            </text:list-item>
            <text:list-item>
              <text:p text:style-name="P24">Computer security </text:p>
            </text:list-item>
            <text:list-item>
              <text:p text:style-name="P24">Malware prevention, intrusion detection, … </text:p>
            </text:list-item>
            <text:list-item>
              <text:p text:style-name="P24">Data serialization </text:p>
            </text:list-item>
            <text:list-item>
              <text:p text:style-name="P24">… </text:p>
            </text:list-item>
          </text:list>
        </text:list-item>
        <text:list-item>
          <text:p text:style-name="P24">Exchange </text:p>
          <text:list>
            <text:list-item>
              <text:p text:style-name="P24">Buying and selling goods </text:p>
            </text:list-item>
            <text:list-item>
              <text:p text:style-name="P24">Trading stocks and cryptocurrencies </text:p>
            </text:list-item>
            <text:list-item>
              <text:p text:style-name="P24">Purchasing and selling tickets </text:p>
            </text:list-item>
            <text:list-item>
              <text:p text:style-name="P24">Issuing and redeeming coupons </text:p>
            </text:list-item>
            <text:list-item>
              <text:p text:style-name="P24">Sending money (money-order style) </text:p>
            </text:list-item>
            <text:list-item>
              <text:p text:style-name="P24">… </text:p>
            </text:list-item>
          </text:list>
        </text:list-item>
        <text:list-item>
          <text:p text:style-name="P24">Searching </text:p>
          <text:list>
            <text:list-item>
              <text:p text:style-name="P23"><text:span text:style-name="T10">Answers (</text:span><text:span text:style-name="Emphasis"><text:span text:style-name="T10">e.g.</text:span></text:span><text:span text:style-name="T10"> facts, math questions) </text:span></text:p>
            </text:list-item>
            <text:list-item>
              <text:p text:style-name="P23"><text:span text:style-name="T10">Finding media (</text:span><text:span text:style-name="Emphasis"><text:span text:style-name="T10">e.g.</text:span></text:span><text:span text:style-name="T10"> news, movies, music, etc.) </text:span></text:p>
            </text:list-item>
            <text:list-item>
              <text:p text:style-name="P24">Locating documents </text:p>
            </text:list-item>
            <text:list-item>
              <text:p text:style-name="P24">… </text:p>
            </text:list-item>
          </text:list>
        </text:list-item>
        <text:list-item>
          <text:p text:style-name="P24">Guided time use and content consumption </text:p>
          <text:list>
            <text:list-item>
              <text:p text:style-name="P24">Notifications </text:p>
            </text:list-item>
            <text:list-item>
              <text:p text:style-name="P24">Emergencies </text:p>
            </text:list-item>
            <text:list-item>
              <text:p text:style-name="P24">Important news </text:p>
            </text:list-item>
            <text:list-item>
              <text:p text:style-name="P24">Emails </text:p>
            </text:list-item>
            <text:list-item>
              <text:p text:style-name="P24">Blog feeds </text:p>
            </text:list-item>
            <text:list-item>
              <text:p text:style-name="P24">Things I’m supposed to be doing </text:p>
            </text:list-item>
            <text:list-item>
              <text:p text:style-name="P24">Personal health warnings </text:p>
            </text:list-item>
            <text:list-item>
              <text:p text:style-name="P24"><text:soft-page-break/>Computer status warnings (disk/memory failure, overheating, can’t connect to Ember server, running out of battery power, …) </text:p>
            </text:list-item>
            <text:list-item>
              <text:p text:style-name="P24">… </text:p>
            </text:list-item>
            <text:list-item>
              <text:p text:style-name="P24">Activity guidance </text:p>
            </text:list-item>
            <text:list-item>
              <text:p text:style-name="P24">What to do right now </text:p>
            </text:list-item>
            <text:list-item>
              <text:p text:style-name="P24">What I have on my schedule upcoming </text:p>
            </text:list-item>
            <text:list-item>
              <text:p text:style-name="P24">… </text:p>
            </text:list-item>
            <text:list-item>
              <text:p text:style-name="P24">News headlines </text:p>
            </text:list-item>
            <text:list-item>
              <text:p text:style-name="P24">Blog feeds </text:p>
            </text:list-item>
            <text:list-item>
              <text:p text:style-name="P24">Podcasts </text:p>
            </text:list-item>
            <text:list-item>
              <text:p text:style-name="P24">Top charts (popular items) </text:p>
            </text:list-item>
            <text:list-item>
              <text:p text:style-name="P24">Best charts (classics / enduring popularity items) </text:p>
            </text:list-item>
            <text:list-item>
              <text:p text:style-name="P24">Suggested recipes </text:p>
            </text:list-item>
            <text:list-item>
              <text:p text:style-name="P24">Fitness tips </text:p>
            </text:list-item>
            <text:list-item>
              <text:p text:style-name="P24">Weather information </text:p>
            </text:list-item>
            <text:list-item>
              <text:p text:style-name="P24">Stock market information </text:p>
            </text:list-item>
            <text:list-item>
              <text:p text:style-name="P24">Computer’s status (resource usage, etc.) </text:p>
            </text:list-item>
            <text:list-item>
              <text:p text:style-name="P24">Personal health </text:p>
            </text:list-item>
            <text:list-item>
              <text:p text:style-name="P24">Sports information </text:p>
            </text:list-item>
            <text:list-item>
              <text:p text:style-name="P24">Acquaintance suggestions (people one might find interesting to talk to or to get to know) </text:p>
            </text:list-item>
            <text:list-item>
              <text:p text:style-name="P24">Dating suggestions / matchmaking </text:p>
            </text:list-item>
            <text:list-item>
              <text:p text:style-name="P24">… </text:p>
            </text:list-item>
          </text:list>
        </text:list-item>
        <text:list-item>
          <text:p text:style-name="P24">Communication </text:p>
          <text:list>
            <text:list-item>
              <text:p text:style-name="P24">Instant messaging </text:p>
            </text:list-item>
            <text:list-item>
              <text:p text:style-name="P24">Email </text:p>
            </text:list-item>
            <text:list-item>
              <text:p text:style-name="P24">Video chat and group video chat </text:p>
            </text:list-item>
            <text:list-item>
              <text:p text:style-name="P24">Audio and video messages </text:p>
            </text:list-item>
            <text:list-item>
              <text:p text:style-name="P24">Collaborative document editing (this is “Document creation” but is related to communication) </text:p>
            </text:list-item>
            <text:list-item>
              <text:p text:style-name="P24">Social networking </text:p>
            </text:list-item>
            <text:list-item>
              <text:p text:style-name="P24">Blogging and microblogging (this is “Document creation” but is also a form of communication) </text:p>
            </text:list-item>
            <text:list-item>
              <text:p text:style-name="P24">Newsgroups </text:p>
            </text:list-item>
            <text:list-item>
              <text:p text:style-name="P24">BBSes </text:p>
            </text:list-item>
            <text:list-item>
              <text:p text:style-name="P24">File sharing </text:p>
            </text:list-item>
            <text:list-item>
              <text:p text:style-name="P24">Industrial automation (machine embroidery, etc.) (not an exact fit in the category of communication, since it’s communication with machines: perhaps closer to "management") </text:p>
            </text:list-item>
            <text:list-item>
              <text:p text:style-name="P24">Sharing/microblogging/adding as status updates URLs, photographs, music, videos, … </text:p>
            </text:list-item>
            <text:list-item>
              <text:p text:style-name="P24">Social bookmarking </text:p>
            </text:list-item>
            <text:list-item>
              <text:p text:style-name="P16">… </text:p>
            </text:list-item>
          </text:list>
        </text:list-item>
      </text:list>
      <text:p text:style-name="P17"/>
      <text:h text:style-name="P40" text:outline-level="1">Appendix B: StageL language documentation</text:h>
      <text:h text:style-name="P36" text:outline-level="2">Syntax</text:h>
      <text:p text:style-name="Text_20_body">Lines are separated by 0x0A. Each line consists of printable ASCII text: aâ€“z, 0â€“9, slash, spaces, &lt;, &gt;, [, ], (, ), and } (but not {, except in string literals or comment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h text:style-name="Heading_20_3" text:outline-level="3"><text:soft-page-break/>Gotchas</text:h>
      <text:list xml:id="list1599934065" text:style-name="L10">
        <text:list-item>
          <text:p text:style-name="P25">Whitespace is (usually) significant. There isn't a 1:1 correspondence between valid source files and the parsed code, though, I don't think. Indentation must be with 4 spaces. </text:p>
        </text:list-item>
        <text:list-item>
          <text:p text:style-name="P25">Unexpected byte values in code files aren't allowed and should cause the parser to die; strings or comments containing byte values other than printable ASCII are an error. </text:p>
        </text:list-item>
        <text:list-item>
          <text:p text:style-name="P25">The value of a variable before it has been set in a given block is undefined; don't access it until it has been set (and don't rely on variable hoisting). That's an error, but there isn't anything in place to detect it. </text:p>
        </text:list-item>
        <text:list-item>
          <text:p text:style-name="P25">Argument lists can contain references to any type. </text:p>
        </text:list-item>
        <text:list-item>
          <text:p text:style-name="P25">Strings are not intended to be used for data interchange; rather they're for process-internal use for making semantically clear array mappings and such â€”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25">Routine parameter types can be generic, string, number, bool, or array. Void is not an allowed parameter type (although I'm not sure what that would actually mean). </text:p>
        </text:list-item>
        <text:list-item>
          <text:p text:style-name="P25">Routine return types can be string, number, bool, array, or void. Generic return type is not allowed, separate routines for each return type desired must be used instead. </text:p>
        </text:list-item>
        <text:list-item>
          <text:p text:style-name="P25">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25">Some commands (e.g. new, return) can't handle routines in argument lists; this <text:span text:style-name="Strong_20_Emphasis">should</text:span> die with an error, but no promises. </text:p>
        </text:list-item>
        <text:list-item>
          <text:p text:style-name="P25">Referencing or assigning to a variable that has not been assigned is an error, but there isn't anything in place to detect it. </text:p>
        </text:list-item>
        <text:list-item>
          <text:p text:style-name="P21">Code like:</text:p>
          <text:p text:style-name="P41"><text:span text:style-name="Source_20_Text">r/s/fbSwitcher n/num</text:span></text:p>
          <text:p text:style-name="P41"><text:span text:style-name="Source_20_Text"><text:s text:c="4"/>if eq 0 mod n/num 15</text:span></text:p>
          <text:p text:style-name="P43"><text:span text:style-name="Source_20_Text"><text:s text:c="8"/>return 'Buzz'</text:span></text:p>
          <text:p text:style-name="P25">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25">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25">Type constraints are generally only enforced when values are returned or given as parameters (in which case they are checked by code automatically inserted into the routine <text:soft-page-break/>called during transpilation). Thus, for instance, you can assign the wrong datatype to a variable without it showing an error, and it will only die when it gets returned or passed to another routine. </text:p>
        </text:list-item>
        <text:list-item>
          <text:p text:style-name="P25">Array literals can (probably) only be used with the <text:span text:style-name="Source_20_Text">set</text:span> command. For other things, make a temp value, assign the array literal to it, and then use the temp value in its place. </text:p>
        </text:list-item>
        <text:list-item>
          <text:p text:style-name="P25">Whitespace requirements apply to lines where the entire line is a comment, too. </text:p>
        </text:list-item>
        <text:list-item>
          <text:p text:style-name="P25">Comments have to be on their own lines. </text:p>
        </text:list-item>
        <text:list-item>
          <text:p text:style-name="P21">What's wrong with this code? </text:p>
          <text:p text:style-name="P41"><text:span text:style-name="Source_20_Text"><text:s text:c="4"/>while lt 8 len an/res</text:span></text:p>
          <text:p text:style-name="P41"><text:span text:style-name="Source_20_Text"><text:s text:c="16"/>set an/res push [ 0 ] an/res</text:span></text:p>
          <text:p text:style-name="P43"><text:span text:style-name="Source_20_Text"><text:s text:c="8"/></text:span></text:p>
          <text:p text:style-name="P25">The array bracket type doesn't match the content type: [ is for strings, while ( is for numbers. </text:p>
        </text:list-item>
        <text:list-item>
          <text:p text:style-name="P43"><text:span text:style-name="Source_20_Text">set an/remainderArr anSubset an/in -5 -1 # last 4 characters</text:span></text:p>
          <text:p text:style-name="P25">breaks; the comment needs to be on a separate line. </text:p>
        </text:list-item>
        <text:list-item>
          <text:p text:style-name="P21">Code like </text:p>
          <text:p text:style-name="P43"><text:span text:style-name="Source_20_Text">set as/data append as/data [ s/key s/val ]</text:span></text:p>
          <text:p text:style-name="P21">is an error: array literals can't contain variables in their definitions. </text:p>
        </text:list-item>
      </text:list>
      <text:p text:style-name="Text_20_body"/>
      <text:h text:style-name="Heading_20_3" text:outline-level="3">Example</text:h>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42"><text:span text:style-name="Source_20_Text"><text:s text:c="8"/>return s/temp</text:span></text:p>
      <text:h text:style-name="Heading_20_2" text:outline-level="2">Special syntaxes</text:h>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text:soft-page-break/>set</text:p>
      <text:p text:style-name="List_20_Contents">set ident value </text:p>
      <text:p text:style-name="List_20_Heading">}</text:p>
      <text:p text:style-name="P47">End parameter list without new line </text:p>
      <text:h text:style-name="Heading_20_2" text:outline-level="2">Scope</text:h>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h text:style-name="Heading_20_2" text:outline-level="2">Errors</text:h>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h text:style-name="Heading_20_2" text:outline-level="2">Types and basic commands for them</text:h>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h text:style-name="Heading_20_3" text:outline-level="3">b: Booleans</text:h>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47">Returns bool a not b </text:p>
      <text:h text:style-name="Heading_20_3" text:outline-level="3">n: Numbers (integer only)</text:h>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47">Returns the modulo of two numbers a and b </text:p>
      <text:h text:style-name="Heading_20_3" text:outline-level="3">s: Strings</text:h>
      <text:p text:style-name="Text_20_body">A sequence of characters: can be ASCII printable characters or space. No newlines or control characters, I guess. The string support isn't supposed to be very capable, just easy to implement <text:soft-page-break/>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â€” no Unicode support here, sorry) into input) </text:p>
      <text:p text:style-name="List_20_Heading">r/s/cat s/a s/b</text:p>
      <text:p text:style-name="List_20_Contents">Concatenates a and b </text:p>
      <text:p text:style-name="List_20_Heading">r/n/len s/input</text:p>
      <text:p text:style-name="P47">Gives the number of bytes of input. </text:p>
      <text:h text:style-name="Heading_20_3" text:outline-level="3">Basic type utility routines</text:h>
      <text:p text:style-name="Text_20_body">These operate on str/int/bool.</text:p>
      <text:p text:style-name="List_20_Heading">r/s/strFrom g/input</text:p>
      <text:p text:style-name="P47">Give string with contents. </text:p>
      <text:h text:style-name="Heading_20_3" text:outline-level="3">Array utility routines</text:h>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47">Return the subset of the array from start index to end. </text:p>
      <text:h text:style-name="Heading_20_3" text:outline-level="3"><text:soft-page-break/>an: Number Arrays</text:h>
      <text:p text:style-name="Text_20_body">A sequence of numbers. Starts with a ( and ends with a ). E.g. <text:span text:style-name="Source_20_Text">( 5 6 )</text:span>.</text:p>
      <text:h text:style-name="Heading_20_3" text:outline-level="3">ab: Boolean Arrays</text:h>
      <text:p text:style-name="Text_20_body">A sequence of bools. Starts with a &lt; and ends with a &gt;. E.g. <text:span text:style-name="Source_20_Text">&lt; false true &gt;</text:span>.</text:p>
      <text:h text:style-name="Heading_20_3" text:outline-level="3">as: String Arrays</text:h>
      <text:p text:style-name="Text_20_body">A sequence of strings. Starts with a [ and ends with a ]. E.g. <text:span text:style-name="Source_20_Text">[ "foo" "bar" ]</text:span>.</text:p>
      <text:h text:style-name="Heading_20_2" text:outline-level="2">StageR commands</text:h>
      <text:p text:style-name="Text_20_body">These commands are implemented in StageL by composing the basic commands for easy portability. (Sorry, not really documented yet; look in implementation/portable/*.stagel to see what's available.)</text:p>
      <text:h text:style-name="Heading_20_3" text:outline-level="3">Booleans</text:h>
      <text:h text:style-name="Heading_20_3" text:outline-level="3">Numbers</text:h>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47">Returns the modulo of two numbers a and b </text:p>
      <text:h text:style-name="Heading_20_3" text:outline-level="3">Strings</text:h>
      <text:p text:style-name="List_20_Heading">r/s/strCharAtPos s/input n/index</text:p>
      <text:p text:style-name="P47">Give the character at index bytes (=characters â€” no Unicode support here, sorry) into input </text:p>
      <text:h text:style-name="Heading_20_3" text:outline-level="3">Arrays</text:h>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style:paragraph-properties fo:margin-left="0in" fo:margin-right="0in" fo:text-align="justify" style:justify-single-word="false" fo:text-indent="0.25in" style:auto-text-indent="false" fo:background-color="transparent" style:writing-mode="lr-tb"/>
      <style:text-properties officeooo:rsid="001dde5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true" fo:line-height="115%" fo:text-indent="0.2492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loext:graphic-properties draw:fill="none"/>
      <style:paragraph-properties fo:margin-left="0in" fo:margin-right="0in" fo:margin-top="0.1665in" fo:margin-bottom="0.0835in" loext:contextual-spacing="false" fo:text-align="center" style:justify-single-word="false" fo:text-indent="0in" style:auto-text-indent="false" fo:background-color="transparent" fo:keep-with-next="always" style:writing-mode="lr-tb">
        <style:tab-stops>
          <style:tab-stop style:position="0.2362in"/>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style:paragraph-properties fo:margin-left="0in" fo:margin-right="0in" fo:margin-top="0.0417in" fo:margin-bottom="0.0835in" loext:contextual-spacing="false" fo:text-align="center" style:justify-single-word="false" fo:text-indent="0in" style:auto-text-indent="false" fo:background-color="transparent" fo:keep-with-next="always" style:writing-mode="lr-tb"/>
      <style:text-properties style:font-name="Liberation Serif" fo:font-family="'Liberation Serif'"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25in" style:auto-text-indent="false"/>
    </style:style>
    <style:style style:name="List_20_Contents" style:display-name="List Contents" style:family="paragraph" style:parent-style-name="Standard" style:class="html">
      <style:paragraph-properties fo:margin-left="0.3937in" fo:margin-right="0in" fo:text-indent="0.2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42:30.279657084</meta:creation-date>
    <dc:date>2019-05-07T00:17:31.030765217</dc:date>
    <meta:editing-duration>PT2H5M21S</meta:editing-duration>
    <meta:editing-cycles>35</meta:editing-cycles>
    <meta:generator>LibreOffice/6.1.4.2$Linux_X86_64 LibreOffice_project/10$Build-2</meta:generator>
    <meta:document-statistic meta:table-count="1" meta:image-count="0" meta:object-count="0" meta:page-count="23" meta:paragraph-count="536" meta:word-count="10067" meta:character-count="64083" meta:non-whitespace-character-count="53792"/>
  </office:meta>
</office:document-meta>
</file>